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ba7" officeooo:paragraph-rsid="001c2ba7"/>
    </style:style>
    <style:style style:name="P2" style:family="paragraph" style:parent-style-name="Standard">
      <style:text-properties officeooo:rsid="001f778e" officeooo:paragraph-rsid="001f778e"/>
    </style:style>
    <style:style style:name="P3" style:family="paragraph" style:parent-style-name="Standard">
      <style:text-properties officeooo:rsid="002280bf" officeooo:paragraph-rsid="002280bf"/>
    </style:style>
    <style:style style:name="P4" style:family="paragraph" style:parent-style-name="Standard">
      <style:text-properties officeooo:rsid="00240cda" officeooo:paragraph-rsid="00240cda"/>
    </style:style>
    <style:style style:name="P5" style:family="paragraph" style:parent-style-name="Text_20_body">
      <style:text-properties officeooo:paragraph-rsid="0025b5ad"/>
    </style:style>
    <style:style style:name="P6" style:family="paragraph" style:parent-style-name="Text_20_body">
      <style:paragraph-properties>
        <style:tab-stops>
          <style:tab-stop style:position="5.741cm"/>
        </style:tab-stops>
      </style:paragraph-properties>
      <style:text-properties officeooo:paragraph-rsid="0025b5ad"/>
    </style:style>
    <style:style style:name="P7" style:family="paragraph" style:parent-style-name="Text_20_body">
      <style:paragraph-properties>
        <style:tab-stops>
          <style:tab-stop style:position="5.001cm"/>
        </style:tab-stops>
      </style:paragraph-properties>
      <style:text-properties officeooo:rsid="0025b5ad" officeooo:paragraph-rsid="0025b5ad"/>
    </style:style>
    <style:style style:name="P8" style:family="paragraph" style:parent-style-name="Title">
      <style:paragraph-properties fo:break-before="page"/>
    </style:style>
    <style:style style:name="P9" style:family="paragraph" style:parent-style-name="Text_20_body">
      <style:text-properties officeooo:rsid="0025b5ad" officeooo:paragraph-rsid="0025b5ad"/>
    </style:style>
    <style:style style:name="P10" style:family="paragraph" style:parent-style-name="Text_20_body">
      <style:paragraph-properties>
        <style:tab-stops>
          <style:tab-stop style:position="5.741cm"/>
        </style:tab-stops>
      </style:paragraph-properties>
      <style:text-properties officeooo:rsid="0025b5ad" officeooo:paragraph-rsid="0025b5ad"/>
    </style:style>
    <style:style style:name="P11" style:family="paragraph" style:parent-style-name="Text_20_body">
      <style:paragraph-properties>
        <style:tab-stops>
          <style:tab-stop style:position="5.001cm"/>
        </style:tab-stops>
      </style:paragraph-properties>
      <style:text-properties officeooo:rsid="0025b5ad" officeooo:paragraph-rsid="0025b5ad"/>
    </style:style>
    <style:style style:name="P12" style:family="paragraph" style:parent-style-name="Text_20_body">
      <style:paragraph-properties>
        <style:tab-stops>
          <style:tab-stop style:position="5.001cm"/>
        </style:tab-stops>
      </style:paragraph-properties>
      <style:text-properties officeooo:rsid="00278d8a" officeooo:paragraph-rsid="00278d8a"/>
    </style:style>
    <style:style style:name="T1" style:family="text">
      <style:text-properties officeooo:rsid="002280bf"/>
    </style:style>
    <style:style style:name="T2" style:family="text">
      <style:text-properties officeooo:rsid="00240cda"/>
    </style:style>
    <style:style style:name="T3" style:family="text">
      <style:text-properties officeooo:rsid="00241188"/>
    </style:style>
    <style:style style:name="T4" style:family="text">
      <style:text-properties officeooo:rsid="0025b5ad"/>
    </style:style>
    <style:style style:name="T5" style:family="text">
      <style:text-properties officeooo:rsid="0026e4ce"/>
    </style:style>
    <style:style style:name="T6" style:family="text">
      <style:text-properties officeooo:rsid="00278d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TML</text:span><text:tab/><text:tab/>-<text:tab/><text:span text:style-name="T1">H</text:span>yper<text:span text:style-name="T1">T</text:span>ext <text:span text:style-name="T1">M</text:span>arkup <text:span text:style-name="T1">L</text:span>anguage e foi criado por Tim berners-Lee.</text:p>
      <text:p text:style-name="P1"><text:tab/><text:tab/><text:tab/><text:span text:style-name="T2">HTML é focado em conteúdo. </text:span></text:p>
      <text:p text:style-name="P1"/>
      <text:p text:style-name="P2">Domínio<text:tab/>-<text:tab/><text:span text:style-name="T1">N</text:span>ome único de um site<text:tab/></text:p>
      <text:p text:style-name="P2"/>
      <text:p text:style-name="P2">Hospedagem<text:tab/>–<text:tab/>local onde está armazenado o site</text:p>
      <text:p text:style-name="P2"/>
      <text:p text:style-name="P2">URL<text:tab/><text:tab/>-<text:tab/>localizador de recurso único </text:p>
      <text:p text:style-name="P3"/>
      <text:p text:style-name="P3">CSS<text:tab/><text:tab/>-<text:tab/>Cascading Style Sheets.</text:p>
      <text:p text:style-name="P3"><text:tab/><text:tab/><text:tab/><text:span text:style-name="T2">CSS é focado em design.</text:span></text:p>
      <text:p text:style-name="P3"><text:tab/></text:p>
      <text:p text:style-name="P3"><text:tab/><text:tab/><text:tab/><text:span text:style-name="T3">Seletor{</text:span></text:p>
      <text:p text:style-name="P3"><text:tab/><text:tab/><text:tab/><text:tab/><text:tab/><text:span text:style-name="T3">Declaração;</text:span></text:p>
      <text:p text:style-name="P3"><text:tab/><text:tab/><text:tab/><text:tab/><text:tab/><text:span text:style-name="T3">Propriedade: valor;</text:span></text:p>
      <text:p text:style-name="P3"><text:tab/><text:tab/><text:tab/><text:tab/><text:span text:style-name="T3">}</text:span></text:p>
      <text:p text:style-name="P3"/>
      <text:p text:style-name="P4">Java Script<text:tab/>-<text:tab/>É focado em Interações.</text:p>
      <text:p text:style-name="P4"/>
      <text:p text:style-name="P8">T<text:span text:style-name="T3">AGS</text:span></text:p>
      <text:p text:style-name="Text_20_body">&lt;!<text:span text:style-name="T3">DOCTIPE html</text:span>&gt;<text:tab/><text:tab/><text:span text:style-name="T3">Serve para dizer que o documento vai ser feito em HTML 5;</text:span></text:p>
      <text:p text:style-name="Text_20_body"/>
      <text:p text:style-name="Text_20_body">&lt;<text:span text:style-name="T3">html lang=”pt-br”&gt;&lt;/html&gt;<text:tab/>TAG para dizer onde ficará o conteúdo;</text:span></text:p>
      <text:p text:style-name="Text_20_body"/>
      <text:p text:style-name="Text_20_body">&lt;<text:span text:style-name="T3">head&gt;&lt;/head&gt; <text:tab/><text:tab/></text:span><text:span text:style-name="T4">Local de configurações;</text:span></text:p>
      <text:p text:style-name="Text_20_body"/>
      <text:p text:style-name="Text_20_body">&lt;<text:span text:style-name="T4">body&gt;&lt;/body&gt;<text:tab/><text:tab/>Local do conteúdo;</text:span></text:p>
      <text:p text:style-name="Text_20_body"/>
      <text:p text:style-name="Text_20_body">&lt;<text:span text:style-name="T4">meta charset=”UTF-8”&gt;<text:tab/>Para dizer que vai ser no padrão UTF-8 </text:span></text:p>
      <text:p text:style-name="Text_20_body"/>
      <text:p text:style-name="P5">&lt;<text:span text:style-name="T4">meta name=”viewport” <text:tab/>Para a escala começar em 100% quando entrar na página</text:span></text:p>
      <text:p text:style-name="P9">content=”width=device-width,</text:p>
      <text:p text:style-name="P10">initial-scale=1.0”&gt;</text:p>
      <text:p text:style-name="P6"/>
      <text:p text:style-name="P7">&lt;title&gt;&lt;/title&gt;<text:tab/><text:span text:style-name="T5">Para definir o título,</text:span></text:p>
      <text:p text:style-name="P7"/>
      <text:p text:style-name="P7">&lt;<text:span text:style-name="T6">h1&gt;&lt;/h1&gt;<text:tab/>título<text:tab/></text:span></text:p>
      <text:p text:style-name="P7"/>
      <text:p text:style-name="P12">&lt;p&gt;&lt;/p&gt;<text:tab/>paragrafo</text:p>
      <text:p text:style-name="P12"/>
      <text:p text:style-name="P12">&lt;br&gt;<text:tab/>quebra de linh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10:31:07.498000000</meta:creation-date>
    <dc:date>2022-01-14T10:43:39.254000000</dc:date>
    <meta:editing-duration>PT2H46M24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26" meta:word-count="127" meta:character-count="853" meta:non-whitespace-character-count="713"/>
  </office:meta>
</office:document-meta>
</file>